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ca6b6"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b6db85"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false" draw:auto-grow-width="false" fo:min-height="4.039cm" fo:min-width="16.099cm"/>
    </style:style>
    <style:style style:name="P1" style:family="paragraph">
      <style:paragraph-properties fo:text-align="center"/>
      <style:text-properties fo:font-family="FreeSans" style:font-family-generic="swiss" style:font-pitch="variable"/>
    </style:style>
    <style:style style:name="P2" style:family="paragraph">
      <style:paragraph-properties fo:text-align="center"/>
      <style:text-properties fo:font-family="FreeSans" style:font-family-generic="swiss" style:font-pitch="variable" fo:font-size="11pt" style:font-size-asian="11pt" style:font-size-complex="11pt"/>
    </style:style>
    <style:style style:name="P3" style:family="paragraph">
      <style:text-properties fo:font-family="FreeSans" style:font-family-generic="swiss" style:font-pitch="variable" fo:font-size="20pt" style:font-size-asian="20pt" style:font-size-complex="20pt"/>
    </style:style>
    <style:style style:name="P4" style:family="paragraph">
      <style:text-properties fo:font-size="10pt" style:font-size-asian="10pt" style:font-size-complex="10pt"/>
    </style:style>
    <style:style style:name="P5" style:family="paragraph">
      <style:text-properties fo:font-family="FreeSans" style:font-family-generic="swiss" style:font-pitch="variable" fo:font-size="10pt" style:font-size-asian="10pt" style:font-size-complex="10pt"/>
    </style:style>
    <style:style style:name="P6" style:family="paragraph">
      <style:paragraph-properties fo:margin-left="0.508cm" fo:margin-right="0cm" fo:text-indent="-0.508cm">
        <style:tab-stops>
          <style:tab-stop style:position="-0.127cm"/>
        </style:tab-stops>
      </style:paragraph-properties>
      <style:text-properties fo:font-family="FreeSans" style:font-family-generic="swiss" style:font-pitch="variable" fo:font-size="13pt" style:font-size-asian="13pt" style:font-size-complex="13pt"/>
    </style:style>
    <style:style style:name="T1" style:family="text">
      <style:text-properties fo:font-size="11pt" style:font-size-asian="11pt" style:font-size-complex="11pt"/>
    </style:style>
    <style:style style:name="T2" style:family="text">
      <style:text-properties fo:font-size="20pt" style:font-size-asian="20pt" style:font-size-complex="20pt"/>
    </style:style>
    <style:style style:name="T3" style:family="text">
      <style:text-properties fo:font-family="FreeSans" style:font-family-generic="swiss" style:font-pitch="variable" fo:font-size="10pt" style:font-size-asian="10pt" style:font-size-complex="10pt"/>
    </style:style>
    <style:style style:name="T4" style:family="text">
      <style:text-properties fo:font-family="FreeSans"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523cm" svg:height="1.367cm" svg:x="2.048cm" svg:y="1.111cm">
          <text:p text:style-name="P1"><text:span text:style-name="T1">Non-exempt*</text:span></text:p>
          <text:p text:style-name="P1"><text:span text:style-name="T1">Change Mad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3.809cm" svg:y1="2.478cm" svg:x2="11.04cm" svg:y2="3.745cm" draw:start-shape="id1" draw:start-glue-point="2" draw:end-shape="id2" svg:d="m3809 2478v633h7231v634">
          <text:p/>
        </draw:connector>
        <draw:custom-shape draw:style-name="gr3" draw:text-style-name="P2" xml:id="id3" draw:id="id3" draw:layer="layout" svg:width="3.387cm" svg:height="3.387cm" svg:x="4.392cm" svg:y="6.268cm">
          <text:p text:style-name="P2"><text:span text:style-name="T1">Critical</text:span></text:p>
          <text:p text:style-name="P2"><text:span text:style-name="T1">(Blocker)</text:span></text:p>
          <text:p text:style-name="P2"><text:span text:style-name="T1">Fix?</text:span></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3" draw:text-style-name="P2" xml:id="id2" draw:id="id2" draw:layer="layout" svg:width="3.387cm" svg:height="3.387cm" svg:x="9.347cm" svg:y="3.745cm">
          <text:p text:style-name="P2"><text:span text:style-name="T1">Destabilizing</text:span></text:p>
          <text:p text:style-name="P2"><text:span text:style-name="T1">Change?</text:span></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3" draw:text-style-name="P2" xml:id="id4" draw:id="id4" draw:layer="layout" svg:width="3.387cm" svg:height="3.387cm" svg:x="19.18cm" svg:y="6.268cm">
          <text:p text:style-name="P2"><text:span text:style-name="T1">Final</text:span></text:p>
          <text:p text:style-name="P2"><text:span text:style-name="T1">Soak</text:span></text:p>
          <text:p text:style-name="P2"><text:span text:style-name="T1">Week?</text:span></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4" draw:text-style-name="P2" draw:layer="layout" svg:x1="9.347cm" svg:y1="5.439cm" svg:x2="6.086cm" svg:y2="6.268cm" draw:start-shape="id2" draw:start-glue-point="5" draw:end-shape="id3" draw:end-glue-point="4" svg:d="m9347 5439h-3261v829">
          <text:p text:style-name="P2"><text:span text:style-name="T1">Yes</text:span></text:p>
        </draw:connector>
        <draw:connector draw:style-name="gr4" draw:text-style-name="P2" draw:layer="layout" svg:x1="12.734cm" svg:y1="5.439cm" svg:x2="20.874cm" svg:y2="6.268cm" draw:start-shape="id2" draw:start-glue-point="7" draw:end-shape="id4" draw:end-glue-point="4" svg:d="m12734 5439h8140v829">
          <text:p text:style-name="P2"><text:span text:style-name="T1">No</text:span></text:p>
        </draw:connector>
        <draw:custom-shape draw:style-name="gr5" draw:text-style-name="P2" xml:id="id5" draw:id="id5" draw:layer="layout" svg:width="4.783cm" svg:height="1.856cm" svg:x="0.903cm" svg:y="11.367cm">
          <text:p text:style-name="P1"><text:span text:style-name="T1">1. Merge to branch</text:span></text:p>
          <text:p text:style-name="P1"><text:span text:style-name="T1">2. Release in next RC</text:span></text:p>
          <text:p text:style-name="P1"><text:span text:style-name="T1">3. Restart 4-week soak</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4.392cm" svg:y1="7.962cm" svg:x2="3.294cm" svg:y2="11.367cm" draw:start-shape="id3" draw:start-glue-point="5" draw:end-shape="id5" draw:end-glue-point="0" svg:d="m4392 7962h-1098v3405">
          <text:p text:style-name="P2"><text:span text:style-name="T1">Yes</text:span></text:p>
        </draw:connector>
        <draw:custom-shape draw:style-name="gr5" draw:text-style-name="P2" xml:id="id6" draw:id="id6" draw:layer="layout" svg:width="4.783cm" svg:height="1.856cm" svg:x="7.032cm" svg:y="11.385cm">
          <text:p text:style-name="P1"><text:span text:style-name="T1">Defer to patch releas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779cm" svg:y1="7.962cm" svg:x2="9.423cm" svg:y2="11.385cm" draw:start-shape="id3" draw:start-glue-point="7" draw:end-shape="id6" svg:d="m7779 7962h1644v3423">
          <text:p text:style-name="P2"><text:span text:style-name="T1">No</text:span></text:p>
        </draw:connector>
        <draw:connector draw:style-name="gr4" draw:text-style-name="P2" draw:layer="layout" svg:x1="19.18cm" svg:y1="7.962cm" svg:x2="13.771cm" svg:y2="8.96cm" draw:start-shape="id4" draw:start-glue-point="5" draw:end-shape="id7" draw:end-glue-point="0" svg:d="m19180 7962h-5409v998">
          <text:p text:style-name="P2"><text:span text:style-name="T1">No</text:span></text:p>
        </draw:connector>
        <draw:custom-shape draw:style-name="gr3" draw:text-style-name="P2" xml:id="id8" draw:id="id8" draw:layer="layout" svg:width="3.387cm" svg:height="3.387cm" svg:x="23.209cm" svg:y="8.898cm">
          <text:p text:style-name="P2"><text:span text:style-name="T1">Critical</text:span></text:p>
          <text:p text:style-name="P2"><text:span text:style-name="T1">(Blocker)</text:span></text:p>
          <text:p text:style-name="P2"><text:span text:style-name="T1">Fix?</text:span></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onnector draw:style-name="gr4" draw:text-style-name="P2" draw:layer="layout" svg:x1="22.567cm" svg:y1="7.962cm" svg:x2="24.902cm" svg:y2="8.898cm" draw:start-shape="id4" draw:start-glue-point="7" draw:end-shape="id8" svg:d="m22567 7962h2335v936">
          <text:p text:style-name="P2"><text:span text:style-name="T1">Yes</text:span></text:p>
        </draw:connector>
        <draw:custom-shape draw:style-name="gr5" draw:text-style-name="P2" xml:id="id7" draw:id="id7" draw:layer="layout" svg:width="4.783cm" svg:height="1.856cm" svg:x="11.38cm" svg:y="8.96cm">
          <text:p text:style-name="P1"><text:span text:style-name="T1">1. Merge to branch</text:span></text:p>
          <text:p text:style-name="P1"><text:span text:style-name="T1">2. Release in next RC</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line-skew="0.447cm" svg:x1="23.209cm" svg:y1="10.592cm" svg:x2="11.815cm" svg:y2="12.313cm" draw:start-shape="id8" draw:start-glue-point="5" draw:end-shape="id6" draw:end-glue-point="1" svg:d="m23209 10592h-5250v1721h-6144">
          <text:p text:style-name="P2"><text:span text:style-name="T1">No</text:span></text:p>
        </draw:connector>
        <draw:custom-shape draw:style-name="gr5" draw:text-style-name="P2" xml:id="id9" draw:id="id9" draw:layer="layout" svg:width="4.783cm" svg:height="1.856cm" svg:x="17.017cm" svg:y="14.68cm">
          <text:p text:style-name="P1"><text:span text:style-name="T1">1. Merge to branch</text:span></text:p>
          <text:p text:style-name="P1"><text:span text:style-name="T1">2. Release in next RC</text:span></text:p>
          <text:p text:style-name="P1"><text:span text:style-name="T1">3. Extend soak by 1 week</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line-skew="-0.468cm" svg:x1="24.903cm" svg:y1="12.285cm" svg:x2="19.408cm" svg:y2="14.68cm" draw:start-shape="id8" draw:start-glue-point="6" draw:end-shape="id9" draw:end-glue-point="0" svg:d="m24903 12285v730h-5495v1665">
          <text:p text:style-name="P2"><text:span text:style-name="T1">Yes</text:span></text:p>
        </draw:connector>
        <draw:frame draw:style-name="gr6" draw:text-style-name="P3" draw:layer="layout" svg:width="15.365cm" svg:height="1.17cm" svg:x="11.94cm" svg:y="0.635cm">
          <draw:text-box>
            <text:p text:style-name="P3"><text:span text:style-name="T2">Managing the Subversion Release Soak Period</text:span></text:p>
          </draw:text-box>
        </draw:frame>
        <draw:frame draw:style-name="gr7" draw:layer="layout" svg:width="0.502cm" svg:height="1.187cm" svg:x="14.176cm" svg:y="2.256cm">
          <draw:text-box>
            <text:p/>
          </draw:text-box>
        </draw:frame>
        <draw:frame draw:style-name="gr6" draw:text-style-name="P5" draw:layer="layout" svg:width="14.116cm" svg:height="0.708cm" svg:x="13.189cm" svg:y="1.999cm">
          <draw:text-box>
            <text:p text:style-name="P4"><text:span text:style-name="T3">http://subversion.apache.org/docs/community-guide/releasing.html#release-stabilization</text:span></text:p>
          </draw:text-box>
        </draw:frame>
        <draw:frame draw:style-name="gr8" draw:text-style-name="P6" draw:layer="layout" svg:width="12.895cm" svg:height="2.841cm" svg:x="0.635cm" svg:y="18.114cm">
          <draw:text-box>
            <text:p text:style-name="P6"><text:span text:style-name="T4">*</text:span><text:span text:style-name="T4"><text:tab/></text:span><text:span text:style-name="T4">This flowchart describes the decision tree for handling regular code changes, and does not attempt to address the exceptions which exist for changes to other areas of the codebase (documentation, translation, et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1T10:55:37</meta:creation-date>
    <dc:date>2013-05-21T11:37:02</dc:date>
    <meta:editing-duration>PT25M44S</meta:editing-duration>
    <meta:editing-cycles>3</meta:editing-cycles>
    <meta:generator>OpenOffice.org/3.4$Linux OpenOffice.org_project/340m1$Build-9590</meta:generator>
    <meta:document-statistic meta:object-count="22"/>
  </office:meta>
</office:document-meta>
</file>